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ffff" style:font-name="DejaVu Sans Mono" fo:font-size="8pt" officeooo:rsid="0015e918" officeooo:paragraph-rsid="002bea32" fo:background-color="transparent" style:font-size-asian="8pt" style:font-size-complex="8pt"/>
    </style:style>
    <style:style style:name="P2" style:family="paragraph" style:parent-style-name="Standard">
      <style:text-properties fo:color="#ffffff" style:font-name="DejaVu Sans Mono" fo:font-size="8pt" fo:font-weight="bold" officeooo:rsid="0015e918" officeooo:paragraph-rsid="004b62d0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text-properties fo:color="#ffffff" style:font-name="DejaVu Sans Mono" fo:font-size="8pt" fo:font-weight="bold" officeooo:rsid="0015e918" officeooo:paragraph-rsid="008a766a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text-properties fo:color="#bababa" style:font-name="DejaVu Sans Mono" fo:font-size="8pt" officeooo:rsid="0015e918" officeooo:paragraph-rsid="002145e8" fo:background-color="transparent" style:font-size-asian="8pt" style:font-size-complex="8pt"/>
    </style:style>
    <style:style style:name="P5" style:family="paragraph" style:parent-style-name="Standard">
      <style:text-properties fo:color="#bababa" style:font-name="DejaVu Sans Mono" fo:font-size="8pt" officeooo:rsid="0015e918" officeooo:paragraph-rsid="003a131b" fo:background-color="transparent" style:font-size-asian="8pt" style:font-size-complex="8pt"/>
    </style:style>
    <style:style style:name="P6" style:family="paragraph" style:parent-style-name="Standard">
      <style:text-properties fo:color="#bababa" style:font-name="DejaVu Sans Mono" fo:font-size="8pt" officeooo:rsid="0015e918" officeooo:paragraph-rsid="006d072a" fo:background-color="transparent" style:font-size-asian="8pt" style:font-size-complex="8pt"/>
    </style:style>
    <style:style style:name="P7" style:family="paragraph" style:parent-style-name="Standard">
      <style:text-properties fo:color="#7f7f7f" style:font-name="DejaVu Sans Mono" fo:font-size="8pt" officeooo:rsid="0015e918" officeooo:paragraph-rsid="004520e1" fo:background-color="transparent" style:font-size-asian="8pt" style:font-size-complex="8pt"/>
    </style:style>
    <style:style style:name="P8" style:family="paragraph" style:parent-style-name="Standard">
      <style:text-properties fo:color="#7f7f7f" style:font-name="DejaVu Sans Mono" fo:font-size="8pt" officeooo:rsid="0015e918" officeooo:paragraph-rsid="007136c3" fo:background-color="transparent" style:font-size-asian="8pt" style:font-size-complex="8pt"/>
    </style:style>
    <style:style style:name="P9" style:family="paragraph" style:parent-style-name="Standard">
      <style:text-properties fo:color="#7f7f7f" style:font-name="DejaVu Sans Mono" fo:font-size="8pt" officeooo:rsid="0015e918" officeooo:paragraph-rsid="00826e48" fo:background-color="transparent" style:font-size-asian="8pt" style:font-size-complex="8pt"/>
    </style:style>
    <style:style style:name="P10" style:family="paragraph" style:parent-style-name="Standard">
      <style:text-properties fo:color="#005800" style:font-name="DejaVu Sans Mono" fo:font-size="8pt" officeooo:rsid="0015e918" officeooo:paragraph-rsid="00797fdd" fo:background-color="transparent" style:font-size-asian="8pt" style:font-size-complex="8pt"/>
    </style:style>
    <style:style style:name="P11" style:family="paragraph" style:parent-style-name="Standard">
      <style:text-properties fo:color="#005800" style:font-name="DejaVu Sans Mono" fo:font-size="8pt" officeooo:rsid="0023c08c" officeooo:paragraph-rsid="006d072a" fo:background-color="transparent" style:font-size-asian="8pt" style:font-size-complex="8pt"/>
    </style:style>
    <style:style style:name="P12" style:family="paragraph" style:parent-style-name="Standard">
      <style:text-properties officeooo:paragraph-rsid="007b423d"/>
    </style:style>
    <style:style style:name="P13" style:family="paragraph" style:parent-style-name="Standard">
      <style:text-properties officeooo:paragraph-rsid="00700249"/>
    </style:style>
    <style:style style:name="P14" style:family="paragraph" style:parent-style-name="Standard">
      <style:text-properties officeooo:paragraph-rsid="00804003"/>
    </style:style>
    <style:style style:name="P15" style:family="paragraph" style:parent-style-name="Standard">
      <style:text-properties officeooo:paragraph-rsid="0080b753"/>
    </style:style>
    <style:style style:name="P16" style:family="paragraph" style:parent-style-name="Standard">
      <style:text-properties fo:color="#939393" style:font-name="DejaVu Sans Mono" fo:font-size="8pt" officeooo:paragraph-rsid="0097cf1a" fo:background-color="transparent" style:font-size-asian="8pt" style:font-size-complex="8pt"/>
    </style:style>
    <style:style style:name="P17" style:family="paragraph" style:parent-style-name="Standard">
      <style:text-properties fo:color="#939393" style:font-name="DejaVu Sans Mono" fo:font-size="8pt" fo:font-weight="bold" officeooo:rsid="0015e918" officeooo:paragraph-rsid="0097cf1a" fo:background-color="transparent" style:font-size-asian="8pt" style:font-weight-asian="bold" style:font-size-complex="8pt" style:font-weight-complex="bold"/>
    </style:style>
    <style:style style:name="P18" style:family="paragraph" style:parent-style-name="Standard">
      <style:text-properties officeooo:paragraph-rsid="0099016c"/>
    </style:style>
    <style:style style:name="P19" style:family="paragraph" style:parent-style-name="Standard">
      <style:text-properties fo:color="#bababa" style:font-name="DejaVu Sans Mono" fo:font-size="8pt" officeooo:rsid="0015e918" officeooo:paragraph-rsid="009fb906" style:font-size-asian="8pt" style:font-size-complex="8pt"/>
    </style:style>
    <style:style style:name="P20" style:family="paragraph" style:parent-style-name="Standard">
      <style:text-properties fo:color="#bababa" style:font-name="DejaVu Sans Mono" fo:font-size="8pt" officeooo:rsid="0015e918" officeooo:paragraph-rsid="009db1c5" fo:background-color="transparent" style:font-size-asian="8pt" style:font-size-complex="8pt"/>
    </style:style>
    <style:style style:name="P21" style:family="paragraph" style:parent-style-name="Standard">
      <style:text-properties fo:color="#005800" style:font-name="DejaVu Sans Mono" fo:font-size="8pt" fo:font-weight="normal" officeooo:rsid="009db1c5" officeooo:paragraph-rsid="009db1c5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text-properties fo:color="#ffffff" style:font-name="DejaVu Sans Mono" fo:font-size="8pt" fo:font-weight="bold" officeooo:rsid="0015e918" officeooo:paragraph-rsid="009db1c5" fo:background-color="transparent" style:font-size-asian="8pt" style:font-weight-asian="bold" style:font-size-complex="8pt" style:font-weight-complex="bold"/>
    </style:style>
    <style:style style:name="P23" style:family="paragraph" style:parent-style-name="Standard">
      <style:text-properties fo:color="#ffffff" style:font-name="DejaVu Sans Mono" fo:font-size="8pt" officeooo:rsid="0015e918" officeooo:paragraph-rsid="009db1c5" fo:background-color="transparent" style:font-size-asian="8pt" style:font-size-complex="8pt"/>
    </style:style>
    <style:style style:name="P24" style:family="paragraph" style:parent-style-name="Standard">
      <style:text-properties fo:color="#ffffff" style:font-name="DejaVu Sans Mono" fo:font-size="8pt" officeooo:rsid="0015e918" officeooo:paragraph-rsid="00209445" fo:background-color="transparent" style:font-size-asian="8pt" style:font-size-complex="8pt"/>
    </style:style>
    <style:style style:name="P25" style:family="paragraph" style:parent-style-name="Standard">
      <style:text-properties fo:color="#939393" style:font-name="DejaVu Sans Mono" fo:font-size="8pt" fo:font-weight="bold" officeooo:rsid="0015e918" officeooo:paragraph-rsid="0097cf1a" fo:background-color="transparent" style:font-size-asian="8pt" style:font-weight-asian="bold" style:font-size-complex="8pt" style:font-weight-complex="bold"/>
    </style:style>
    <style:style style:name="P26" style:family="paragraph" style:parent-style-name="Standard">
      <style:text-properties fo:color="#008400" style:font-name="DejaVu Sans Mono" fo:font-size="8pt" officeooo:rsid="0040c2f8" officeooo:paragraph-rsid="0015e918" fo:background-color="transparent" style:font-size-asian="8pt" style:font-size-complex="8pt"/>
    </style:style>
    <style:style style:name="P27" style:family="paragraph" style:parent-style-name="Standard">
      <style:text-properties fo:color="#008400" style:font-name="DejaVu Sans Mono" fo:font-size="8pt" officeooo:rsid="0076b07c" officeooo:paragraph-rsid="0076b07c" fo:background-color="transparent" style:font-size-asian="8pt" style:font-size-complex="8pt"/>
    </style:style>
    <style:style style:name="P28" style:family="paragraph" style:parent-style-name="Standard">
      <style:text-properties fo:color="#008400" style:font-name="DejaVu Sans Mono" fo:font-size="8pt" officeooo:rsid="0015e918" officeooo:paragraph-rsid="00797fdd" fo:background-color="transparent" style:font-size-asian="8pt" style:font-size-complex="8pt"/>
    </style:style>
    <style:style style:name="P29" style:family="paragraph" style:parent-style-name="Standard">
      <style:text-properties fo:color="#008400" style:font-name="DejaVu Sans Mono" fo:font-size="8pt" officeooo:rsid="0015e918" officeooo:paragraph-rsid="009db1c5" fo:background-color="transparent" style:font-size-asian="8pt" style:font-size-complex="8pt"/>
    </style:style>
    <style:style style:name="P30" style:family="paragraph" style:parent-style-name="Standard">
      <style:text-properties fo:color="#008400" style:font-name="DejaVu Sans Mono" fo:font-size="8pt" officeooo:rsid="0015e918" officeooo:paragraph-rsid="00209445" fo:background-color="transparent" style:font-size-asian="8pt" style:font-size-complex="8pt"/>
    </style:style>
    <style:style style:name="P31" style:family="paragraph" style:parent-style-name="Standard">
      <style:text-properties fo:color="#008400" style:font-name="DejaVu Sans Mono" fo:font-size="8pt" officeooo:rsid="0015e918" officeooo:paragraph-rsid="0018ea71" fo:background-color="transparent" style:font-size-asian="8pt" style:font-size-complex="8pt"/>
    </style:style>
    <style:style style:name="P32" style:family="paragraph" style:parent-style-name="Standard">
      <style:text-properties fo:color="#008400" style:font-name="DejaVu Sans Mono" fo:font-size="8pt" officeooo:rsid="0015e918" officeooo:paragraph-rsid="0051899d" fo:background-color="transparent" style:font-size-asian="8pt" style:font-size-complex="8pt"/>
    </style:style>
    <style:style style:name="P33" style:family="paragraph" style:parent-style-name="Standard">
      <style:text-properties fo:color="#008400" style:font-name="DejaVu Sans Mono" fo:font-size="8pt" officeooo:rsid="0015e918" officeooo:paragraph-rsid="009c0a2e" fo:background-color="transparent" style:font-size-asian="8pt" style:font-size-complex="8pt"/>
    </style:style>
    <style:style style:name="P34" style:family="paragraph" style:parent-style-name="Standard">
      <style:text-properties fo:color="#008400" style:font-name="DejaVu Sans Mono" fo:font-size="8pt" officeooo:rsid="0023c08c" officeooo:paragraph-rsid="0023c08c" fo:background-color="transparent" style:font-size-asian="8pt" style:font-size-complex="8pt"/>
    </style:style>
    <style:style style:name="P35" style:family="paragraph" style:parent-style-name="Standard">
      <style:text-properties fo:color="#008400" style:font-name="DejaVu Sans Mono" fo:font-size="8pt" officeooo:rsid="0023c08c" officeooo:paragraph-rsid="00751b19" fo:background-color="transparent" style:font-size-asian="8pt" style:font-size-complex="8pt"/>
    </style:style>
    <style:style style:name="P36" style:family="paragraph" style:parent-style-name="Standard">
      <style:text-properties fo:color="#008400" style:font-name="DejaVu Sans Mono" fo:font-size="8pt" officeooo:rsid="0023c08c" officeooo:paragraph-rsid="006d072a" fo:background-color="transparent" style:font-size-asian="8pt" style:font-size-complex="8pt"/>
    </style:style>
    <style:style style:name="P37" style:family="paragraph" style:parent-style-name="Standard">
      <style:text-properties fo:color="#008400" style:font-name="DejaVu Sans Mono" fo:font-size="8pt" fo:font-weight="bold" officeooo:rsid="0015e918" officeooo:paragraph-rsid="009e55d5" fo:background-color="transparent" style:font-size-asian="8pt" style:font-weight-asian="bold" style:font-size-complex="8pt" style:font-weight-complex="bold"/>
    </style:style>
    <style:style style:name="P38" style:family="paragraph" style:parent-style-name="Standard">
      <style:text-properties fo:color="#008400" style:font-name="DejaVu Sans Mono" fo:font-size="8pt" fo:font-weight="normal" officeooo:rsid="009e55d5" officeooo:paragraph-rsid="009e55d5" fo:background-color="transparent" style:font-size-asian="8pt" style:font-weight-asian="normal" style:font-size-complex="8pt" style:font-weight-complex="normal"/>
    </style:style>
    <style:style style:name="P39" style:family="paragraph" style:parent-style-name="Standard">
      <style:text-properties fo:color="#008400" officeooo:paragraph-rsid="00797fdd"/>
    </style:style>
    <style:style style:name="P40" style:family="paragraph" style:parent-style-name="Standard">
      <style:text-properties fo:color="#008400" officeooo:paragraph-rsid="009db1c5"/>
    </style:style>
    <style:style style:name="P41" style:family="paragraph" style:parent-style-name="Standard">
      <style:text-properties fo:color="#008400" officeooo:paragraph-rsid="004eef03"/>
    </style:style>
    <style:style style:name="P42" style:family="paragraph" style:parent-style-name="Standard">
      <style:text-properties fo:color="#008400" officeooo:paragraph-rsid="009c0a2e"/>
    </style:style>
    <style:style style:name="P43" style:family="paragraph" style:parent-style-name="Standard">
      <style:text-properties fo:color="#008400" officeooo:paragraph-rsid="0023c08c"/>
    </style:style>
    <style:style style:name="P44" style:family="paragraph" style:parent-style-name="Standard">
      <style:text-properties fo:color="#008400" officeooo:paragraph-rsid="005c6112"/>
    </style:style>
    <style:style style:name="P45" style:family="paragraph" style:parent-style-name="Standard">
      <style:text-properties fo:color="#008400" officeooo:paragraph-rsid="006d072a"/>
    </style:style>
    <style:style style:name="T1" style:family="text">
      <style:text-properties fo:color="#007ffe" fo:font-weight="bold" fo:background-color="#ffd800" loext:char-shading-value="0" style:font-weight-asian="bold" style:font-weight-complex="bold"/>
    </style:style>
    <style:style style:name="T2" style:family="text">
      <style:text-properties fo:color="#007ffe" style:font-name="DejaVu Sans Mono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3" style:family="text">
      <style:text-properties fo:color="#007ffe" style:font-name="DejaVu Sans Mono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4" style:family="text">
      <style:text-properties fo:color="#007ffe" style:font-name="DejaVu Sans Mono" fo:font-size="8pt" officeooo:rsid="0015e918" fo:background-color="#333333" loext:char-shading-value="0" style:font-size-asian="8pt" style:font-size-complex="8pt"/>
    </style:style>
    <style:style style:name="T5" style:family="text">
      <style:text-properties fo:color="#007ffe" style:font-name="DejaVu Sans Mono" fo:font-size="8pt" officeooo:rsid="0015e918" fo:background-color="#d0d0d0" loext:char-shading-value="0" style:font-size-asian="8pt" style:font-size-complex="8pt"/>
    </style:style>
    <style:style style:name="T6" style:family="text">
      <style:text-properties fo:color="#000000" fo:font-weight="normal" fo:background-color="#4c4c4c" loext:char-shading-value="0" style:font-weight-asian="normal" style:font-weight-complex="normal"/>
    </style:style>
    <style:style style:name="T7" style:family="text">
      <style:text-properties fo:color="#000000" fo:font-weight="normal" officeooo:rsid="0016fd21" fo:background-color="#d0d0d0" loext:char-shading-value="0" style:font-weight-asian="normal" style:font-weight-complex="normal"/>
    </style:style>
    <style:style style:name="T8" style:family="text">
      <style:text-properties fo:color="#000000" officeooo:rsid="0016fd21" fo:background-color="#d0d0d0" loext:char-shading-value="0"/>
    </style:style>
    <style:style style:name="T9" style:family="text">
      <style:text-properties fo:color="#000000" style:font-name="DejaVu Sans Mono" fo:font-size="8pt" officeooo:rsid="0015e918" fo:background-color="#4c4c4c" loext:char-shading-value="0" style:font-size-asian="8pt" style:font-size-complex="8pt"/>
    </style:style>
    <style:style style:name="T10" style:family="text">
      <style:text-properties fo:color="#000000" style:font-name="DejaVu Sans Mono" fo:font-size="8pt" fo:font-weight="bold" officeooo:rsid="0018ea71" fo:background-color="#ffd800" loext:char-shading-value="0" style:font-size-asian="8pt" style:font-weight-asian="bold" style:font-size-complex="8pt" style:font-weight-complex="bold"/>
    </style:style>
    <style:style style:name="T11" style:family="text">
      <style:text-properties fo:color="#000000" style:font-name="DejaVu Sans Mono" fo:font-size="8pt" fo:font-weight="normal" officeooo:rsid="0015e918" fo:background-color="#4c4c4c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fo:font-weight="bold" fo:background-color="#4c4c4c" loext:char-shading-value="0" style:font-weight-asian="bold" style:font-weight-complex="bold"/>
    </style:style>
    <style:style style:name="T13" style:family="text">
      <style:text-properties fo:color="#000000" fo:background-color="#4c4c4c" loext:char-shading-value="0"/>
    </style:style>
    <style:style style:name="T14" style:family="text">
      <style:text-properties fo:color="#d0d0d0"/>
    </style:style>
    <style:style style:name="T15" style:family="text">
      <style:text-properties fo:color="#d0d0d0" fo:font-weight="bold" fo:background-color="#4c4c4c" loext:char-shading-value="0" style:font-weight-asian="bold" style:font-weight-complex="bold"/>
    </style:style>
    <style:style style:name="T16" style:family="text">
      <style:text-properties fo:color="#d0d0d0" fo:font-weight="bold" fo:background-color="#4c4c4c" loext:char-shading-value="0" style:font-weight-asian="bold" style:font-weight-complex="bold"/>
    </style:style>
    <style:style style:name="T17" style:family="text">
      <style:text-properties fo:color="#d0d0d0" fo:font-weight="bold" fo:background-color="transparent" loext:char-shading-value="0" style:font-weight-asian="bold" style:font-weight-complex="bold"/>
    </style:style>
    <style:style style:name="T18" style:family="text">
      <style:text-properties fo:color="#d0d0d0" fo:font-weight="bold" fo:background-color="#d0d0d0" loext:char-shading-value="0" style:font-weight-asian="bold" style:font-weight-complex="bold"/>
    </style:style>
    <style:style style:name="T19" style:family="text">
      <style:text-properties fo:color="#d0d0d0" fo:font-weight="bold" fo:background-color="#007ffe" loext:char-shading-value="0" style:font-weight-asian="bold" style:font-weight-complex="bold"/>
    </style:style>
    <style:style style:name="T20" style:family="text">
      <style:text-properties fo:color="#d0d0d0" fo:background-color="#d0d0d0" loext:char-shading-value="0"/>
    </style:style>
    <style:style style:name="T21" style:family="text">
      <style:text-properties fo:color="#d0d0d0" officeooo:rsid="0016fd21" fo:background-color="#d0d0d0" loext:char-shading-value="0"/>
    </style:style>
    <style:style style:name="T22" style:family="text">
      <style:text-properties fo:color="#d0d0d0" fo:font-weight="normal" fo:background-color="#d0d0d0" loext:char-shading-value="0" style:font-weight-asian="normal" style:font-weight-complex="normal"/>
    </style:style>
    <style:style style:name="T23" style:family="text">
      <style:text-properties fo:color="#d0d0d0" fo:font-weight="normal" fo:background-color="#4c4c4c" loext:char-shading-value="0" style:font-weight-asian="normal" style:font-weight-complex="normal"/>
    </style:style>
    <style:style style:name="T24" style:family="text">
      <style:text-properties fo:color="#d0d0d0" style:font-name="DejaVu Sans Mono" fo:font-size="8pt" officeooo:rsid="0015e918" fo:background-color="#4c4c4c" loext:char-shading-value="0" style:font-size-asian="8pt" style:font-size-complex="8pt"/>
    </style:style>
    <style:style style:name="T25" style:family="text">
      <style:text-properties fo:color="#d0d0d0" style:font-name="DejaVu Sans Mono" fo:font-size="8pt" officeooo:rsid="002dcca1" fo:background-color="#4c4c4c" loext:char-shading-value="0" style:font-size-asian="8pt" style:font-size-complex="8pt"/>
    </style:style>
    <style:style style:name="T26" style:family="text">
      <style:text-properties fo:color="#d0d0d0" style:font-name="DejaVu Sans Mono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27" style:family="text">
      <style:text-properties fo:color="#d0d0d0" style:font-name="DejaVu Sans Mono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28" style:family="text">
      <style:text-properties fo:color="#d0d0d0" style:font-name="DejaVu Sans Mono" fo:font-size="8pt" fo:font-weight="bold" officeooo:rsid="006d072a" fo:background-color="#007ffe" loext:char-shading-value="0" style:font-size-asian="8pt" style:font-weight-asian="bold" style:font-size-complex="8pt" style:font-weight-complex="bold"/>
    </style:style>
    <style:style style:name="T29" style:family="text">
      <style:text-properties fo:color="#d0d0d0" style:font-name="DejaVu Sans Mono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30" style:family="text">
      <style:text-properties fo:color="#d0d0d0" style:font-name="DejaVu Sans Mono" fo:font-size="8pt" officeooo:rsid="0015e918" fo:background-color="transparent" loext:char-shading-value="0" style:font-size-asian="8pt" style:font-size-complex="8pt"/>
    </style:style>
    <style:style style:name="T31" style:family="text">
      <style:text-properties fo:color="#d0d0d0" style:font-name="DejaVu Sans Mono" fo:font-size="8pt" fo:font-weight="normal" officeooo:rsid="0038abb4" fo:background-color="#4c4c4c" loext:char-shading-value="0" style:font-size-asian="8pt" style:font-weight-asian="normal" style:font-size-complex="8pt" style:font-weight-complex="normal"/>
    </style:style>
    <style:style style:name="T32" style:family="text">
      <style:text-properties fo:color="#d0d0d0" style:font-name="DejaVu Sans Mono" fo:font-size="8pt" officeooo:rsid="0015e918" fo:background-color="#d0d0d0" loext:char-shading-value="0" style:font-size-asian="8pt" style:font-size-complex="8pt"/>
    </style:style>
    <style:style style:name="T33" style:family="text">
      <style:text-properties fo:color="#d0d0d0" style:font-name="DejaVu Sans Mono" fo:font-size="8pt" officeooo:rsid="0015e918" fo:background-color="#e8e8e8" loext:char-shading-value="0" style:font-size-asian="8pt" style:font-size-complex="8pt"/>
    </style:style>
    <style:style style:name="T34" style:family="text">
      <style:text-properties fo:color="#d0d0d0" fo:background-color="#4c4c4c" loext:char-shading-value="0"/>
    </style:style>
    <style:style style:name="T35" style:family="text">
      <style:text-properties fo:color="#ffffff" fo:background-color="transparent" loext:char-shading-value="0"/>
    </style:style>
    <style:style style:name="T36" style:family="text">
      <style:text-properties fo:color="#ffffff" fo:font-weight="bold" fo:background-color="#4c4c4c" loext:char-shading-value="0" style:font-weight-asian="bold" style:font-weight-complex="bold"/>
    </style:style>
    <style:style style:name="T37" style:family="text">
      <style:text-properties fo:color="#ffffff" fo:font-weight="bold" fo:background-color="#007ffe" loext:char-shading-value="0" style:font-weight-asian="bold" style:font-weight-complex="bold"/>
    </style:style>
    <style:style style:name="T38" style:family="text">
      <style:text-properties fo:color="#ffffff" fo:font-weight="bold" style:font-weight-asian="bold" style:font-weight-complex="bold"/>
    </style:style>
    <style:style style:name="T39" style:family="text">
      <style:text-properties fo:color="#ffffff" fo:font-weight="normal" officeooo:rsid="0016fd21" fo:background-color="#007ffe" loext:char-shading-value="0" style:font-weight-asian="normal" style:font-weight-complex="normal"/>
    </style:style>
    <style:style style:name="T40" style:family="text">
      <style:text-properties fo:color="#ffffff" fo:font-weight="normal" fo:background-color="#4c4c4c" loext:char-shading-value="0" style:font-weight-asian="normal" style:font-weight-complex="normal"/>
    </style:style>
    <style:style style:name="T41" style:family="text">
      <style:text-properties fo:color="#ffffff" fo:font-weight="normal" fo:background-color="#d0d0d0" loext:char-shading-value="0" style:font-weight-asian="normal" style:font-weight-complex="normal"/>
    </style:style>
    <style:style style:name="T42" style:family="text">
      <style:text-properties fo:color="#ffffff" style:font-name="DejaVu Sans Mono" fo:font-size="8pt" officeooo:rsid="0015e918" fo:background-color="#4c4c4c" loext:char-shading-value="0" style:font-size-asian="8pt" style:font-size-complex="8pt"/>
    </style:style>
    <style:style style:name="T43" style:family="text">
      <style:text-properties fo:color="#ffffff" style:font-name="DejaVu Sans Mono" fo:font-size="8pt" officeooo:rsid="007f40c7" fo:background-color="#4c4c4c" loext:char-shading-value="0" style:font-size-asian="8pt" style:font-size-complex="8pt"/>
    </style:style>
    <style:style style:name="T44" style:family="text">
      <style:text-properties fo:color="#ffffff" style:font-name="DejaVu Sans Mono" fo:font-size="8pt" fo:font-weight="bold" officeooo:rsid="003dff5e" fo:background-color="#007ffe" loext:char-shading-value="0" style:font-size-asian="8pt" style:font-weight-asian="bold" style:font-size-complex="8pt" style:font-weight-complex="bold"/>
    </style:style>
    <style:style style:name="T45" style:family="text">
      <style:text-properties fo:color="#ffffff" style:font-name="DejaVu Sans Mono" fo:font-size="8pt" fo:font-weight="bold" officeooo:rsid="0080b753" fo:background-color="#007ffe" loext:char-shading-value="0" style:font-size-asian="8pt" style:font-weight-asian="bold" style:font-size-complex="8pt" style:font-weight-complex="bold"/>
    </style:style>
    <style:style style:name="T46" style:family="text">
      <style:text-properties fo:color="#ffffff" style:font-name="DejaVu Sans Mono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47" style:family="text">
      <style:text-properties fo:color="#ffffff" style:font-name="DejaVu Sans Mono" fo:font-size="8pt" fo:font-weight="normal" officeooo:rsid="0015e918" fo:background-color="#d0d0d0" loext:char-shading-value="0" style:font-size-asian="8pt" style:font-weight-asian="normal" style:font-size-complex="8pt" style:font-weight-complex="normal"/>
    </style:style>
    <style:style style:name="T48" style:family="text">
      <style:text-properties fo:color="#bababa" style:font-name="DejaVu Sans Mono" fo:font-size="8pt" officeooo:rsid="0015e918" fo:background-color="#4c4c4c" loext:char-shading-value="0" style:font-size-asian="8pt" style:font-size-complex="8pt"/>
    </style:style>
    <style:style style:name="T49" style:family="text">
      <style:text-properties fo:color="#bababa" style:font-name="DejaVu Sans Mono" fo:font-size="8pt" style:text-underline-style="none" officeooo:rsid="003b7764" fo:background-color="#4c4c4c" loext:char-shading-value="0" style:font-size-asian="8pt" style:font-size-complex="8pt"/>
    </style:style>
    <style:style style:name="T50" style:family="text">
      <style:text-properties fo:color="#bababa" style:font-name="DejaVu Sans Mono" fo:font-size="8pt" style:text-underline-style="solid" style:text-underline-width="auto" style:text-underline-color="font-color" officeooo:rsid="0015e918" fo:background-color="#4c4c4c" loext:char-shading-value="0" style:font-size-asian="8pt" style:font-size-complex="8pt"/>
    </style:style>
    <style:style style:name="T51" style:family="text">
      <style:text-properties fo:color="#4c4c4c"/>
    </style:style>
    <style:style style:name="T52" style:family="text">
      <style:text-properties fo:color="#4c4c4c" fo:font-weight="bold" fo:background-color="transparent" loext:char-shading-value="0" style:font-weight-asian="bold" style:font-weight-complex="bold"/>
    </style:style>
    <style:style style:name="T53" style:family="text">
      <style:text-properties fo:color="#4c4c4c" fo:font-weight="bold" fo:background-color="#4c4c4c" loext:char-shading-value="0" style:font-weight-asian="bold" style:font-weight-complex="bold"/>
    </style:style>
    <style:style style:name="T54" style:family="text">
      <style:text-properties fo:color="#4c4c4c" fo:font-weight="bold" fo:background-color="#d0d0d0" loext:char-shading-value="0" style:font-weight-asian="bold" style:font-weight-complex="bold"/>
    </style:style>
    <style:style style:name="T55" style:family="text">
      <style:text-properties fo:color="#4c4c4c" fo:font-weight="bold" officeooo:rsid="0016fd21" fo:background-color="#d0d0d0" loext:char-shading-value="0" style:font-weight-asian="bold" style:font-weight-complex="bold"/>
    </style:style>
    <style:style style:name="T56" style:family="text">
      <style:text-properties fo:color="#4c4c4c" fo:font-weight="bold" fo:background-color="#d0d0d0" loext:char-shading-value="0" style:font-weight-asian="bold" style:font-weight-complex="bold"/>
    </style:style>
    <style:style style:name="T57" style:family="text">
      <style:text-properties fo:color="#4c4c4c" fo:font-weight="bold" style:font-weight-asian="bold" style:font-weight-complex="bold"/>
    </style:style>
    <style:style style:name="T58" style:family="text">
      <style:text-properties fo:color="#4c4c4c" fo:font-weight="bold" style:font-weight-asian="bold" style:font-weight-complex="bold"/>
    </style:style>
    <style:style style:name="T59" style:family="text">
      <style:text-properties fo:color="#4c4c4c" fo:font-weight="bold" fo:background-color="#ffd800" loext:char-shading-value="0" style:font-weight-asian="bold" style:font-weight-complex="bold"/>
    </style:style>
    <style:style style:name="T60" style:family="text">
      <style:text-properties fo:color="#4c4c4c" fo:font-weight="bold" fo:background-color="#ffd800" loext:char-shading-value="0" style:font-weight-asian="bold" style:font-weight-complex="bold"/>
    </style:style>
    <style:style style:name="T61" style:family="text">
      <style:text-properties fo:color="#4c4c4c" fo:font-weight="normal" fo:background-color="#d0d0d0" loext:char-shading-value="0" style:font-weight-asian="normal" style:font-weight-complex="normal"/>
    </style:style>
    <style:style style:name="T62" style:family="text">
      <style:text-properties fo:color="#4c4c4c" fo:font-weight="normal" officeooo:rsid="0083fb0d" fo:background-color="#d0d0d0" loext:char-shading-value="0" style:font-weight-asian="normal" style:font-weight-complex="normal"/>
    </style:style>
    <style:style style:name="T63" style:family="text">
      <style:text-properties fo:color="#4c4c4c" fo:font-weight="normal" officeooo:rsid="00944e0f" fo:background-color="#d0d0d0" loext:char-shading-value="0" style:font-weight-asian="normal" style:font-weight-complex="normal"/>
    </style:style>
    <style:style style:name="T64" style:family="text">
      <style:text-properties fo:color="#4c4c4c" fo:font-weight="normal" officeooo:rsid="008e0912" fo:background-color="#d0d0d0" loext:char-shading-value="0" style:font-weight-asian="normal" style:font-weight-complex="normal"/>
    </style:style>
    <style:style style:name="T65" style:family="text">
      <style:text-properties fo:color="#4c4c4c" style:font-name="DejaVu Sans Mono" fo:font-size="8pt" officeooo:rsid="0015e918" fo:background-color="transparent" loext:char-shading-value="0" style:font-size-asian="8pt" style:font-size-complex="8pt"/>
    </style:style>
    <style:style style:name="T66" style:family="text">
      <style:text-properties fo:color="#4c4c4c" style:font-name="DejaVu Sans Mono" fo:font-size="8pt" officeooo:rsid="002dcca1" fo:background-color="transparent" loext:char-shading-value="0" style:font-size-asian="8pt" style:font-size-complex="8pt"/>
    </style:style>
    <style:style style:name="T67" style:family="text">
      <style:text-properties fo:color="#4c4c4c" style:font-name="DejaVu Sans Mono" fo:font-size="8pt" officeooo:rsid="003a131b" fo:background-color="#d0d0d0" loext:char-shading-value="0" style:font-size-asian="8pt" style:font-size-complex="8pt"/>
    </style:style>
    <style:style style:name="T68" style:family="text">
      <style:text-properties fo:color="#4c4c4c" style:font-name="DejaVu Sans Mono" fo:font-size="8pt" officeooo:rsid="0015e918" fo:background-color="#d0d0d0" loext:char-shading-value="0" style:font-size-asian="8pt" style:font-size-complex="8pt"/>
    </style:style>
    <style:style style:name="T69" style:family="text">
      <style:text-properties fo:color="#4c4c4c" style:font-name="DejaVu Sans Mono" fo:font-size="8pt" officeooo:rsid="0035d665" fo:background-color="#d0d0d0" loext:char-shading-value="0" style:font-size-asian="8pt" style:font-size-complex="8pt"/>
    </style:style>
    <style:style style:name="T70" style:family="text">
      <style:text-properties fo:color="#4c4c4c" style:font-name="DejaVu Sans Mono" fo:font-size="8pt" officeooo:rsid="0015e918" fo:background-color="#333333" loext:char-shading-value="0" style:font-size-asian="8pt" style:font-size-complex="8pt"/>
    </style:style>
    <style:style style:name="T71" style:family="text">
      <style:text-properties fo:color="#4c4c4c" style:font-name="DejaVu Sans Mono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72" style:family="text">
      <style:text-properties fo:color="#4c4c4c" style:font-name="DejaVu Sans Mono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73" style:family="text">
      <style:text-properties fo:color="#4c4c4c" style:font-name="DejaVu Sans Mono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74" style:family="text">
      <style:text-properties fo:color="#4c4c4c" style:font-name="DejaVu Sans Mono" fo:font-size="8pt" fo:font-weight="normal" officeooo:rsid="0080b753" fo:background-color="#d0d0d0" loext:char-shading-value="0" style:font-size-asian="8pt" style:font-weight-asian="normal" style:font-size-complex="8pt" style:font-weight-complex="normal"/>
    </style:style>
    <style:style style:name="T75" style:family="text">
      <style:text-properties fo:color="#4c4c4c" style:font-name="DejaVu Sans Mono" fo:font-size="8pt" officeooo:rsid="0015e918" fo:background-color="#4c4c4c" loext:char-shading-value="0" style:font-size-asian="8pt" style:font-size-complex="8pt"/>
    </style:style>
    <style:style style:name="T76" style:family="text">
      <style:text-properties fo:color="#4c4c4c" style:font-name="DejaVu Sans Mono" fo:font-size="8pt" officeooo:rsid="002dcca1" fo:background-color="#4c4c4c" loext:char-shading-value="0" style:font-size-asian="8pt" style:font-size-complex="8pt"/>
    </style:style>
    <style:style style:name="T77" style:family="text">
      <style:text-properties fo:color="#4c4c4c" fo:background-color="#d0d0d0" loext:char-shading-value="0"/>
    </style:style>
    <style:style style:name="T78" style:family="text">
      <style:text-properties fo:color="#ffd800" fo:font-weight="bold" fo:background-color="transparent" loext:char-shading-value="0" style:font-weight-asian="bold" style:font-weight-complex="bold"/>
    </style:style>
    <style:style style:name="T79" style:family="text">
      <style:text-properties fo:color="#ffd800" fo:font-weight="bold" officeooo:rsid="0016fd21" fo:background-color="transparent" loext:char-shading-value="0" style:font-weight-asian="bold" style:font-weight-complex="bold"/>
    </style:style>
    <style:style style:name="T80" style:family="text">
      <style:text-properties fo:color="#ffd800" fo:font-weight="bold" fo:background-color="#e8e8e8" loext:char-shading-value="0" style:font-weight-asian="bold" style:font-weight-complex="bold"/>
    </style:style>
    <style:style style:name="T81" style:family="text">
      <style:text-properties fo:color="#ffd800" fo:font-weight="bold" officeooo:rsid="0016fd21" style:font-weight-asian="bold" style:font-weight-complex="bold"/>
    </style:style>
    <style:style style:name="T82" style:family="text">
      <style:text-properties fo:color="#ffd800" style:font-name="DejaVu Sans Mono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83" style:family="text">
      <style:text-properties fo:color="#ffd800" style:font-name="DejaVu Sans Mono" fo:font-size="8pt" fo:font-weight="bold" officeooo:rsid="0015e918" fo:background-color="#e8e8e8" loext:char-shading-value="0" style:font-size-asian="8pt" style:font-weight-asian="bold" style:font-size-complex="8pt" style:font-weight-complex="bold"/>
    </style:style>
    <style:style style:name="T84" style:family="text">
      <style:text-properties fo:color="#ffd800" style:font-name="DejaVu Sans Mono" fo:font-size="8pt" fo:font-weight="bold" officeooo:rsid="0015e918" fo:background-color="#333333" loext:char-shading-value="0" style:font-size-asian="8pt" style:font-weight-asian="bold" style:font-size-complex="8pt" style:font-weight-complex="bold"/>
    </style:style>
    <style:style style:name="T85" style:family="text">
      <style:text-properties fo:color="#e8e8e8" fo:font-weight="bold" fo:background-color="#4c4c4c" loext:char-shading-value="0" style:font-weight-asian="bold" style:font-weight-complex="bold"/>
    </style:style>
    <style:style style:name="T86" style:family="text">
      <style:text-properties fo:color="#e8e8e8" fo:font-weight="normal" fo:background-color="#4c4c4c" loext:char-shading-value="0" style:font-weight-asian="normal" style:font-weight-complex="normal"/>
    </style:style>
    <style:style style:name="T87" style:family="text">
      <style:text-properties fo:color="#e8e8e8" fo:font-weight="normal" officeooo:rsid="00225b40" fo:background-color="#4c4c4c" loext:char-shading-value="0" style:font-weight-asian="normal" style:font-weight-complex="normal"/>
    </style:style>
    <style:style style:name="T88" style:family="text">
      <style:text-properties fo:color="#e8e8e8" style:font-name="DejaVu Sans Mono" fo:font-size="8pt" officeooo:rsid="0015e918" fo:background-color="#4c4c4c" loext:char-shading-value="0" style:font-size-asian="8pt" style:font-size-complex="8pt"/>
    </style:style>
    <style:style style:name="T89" style:family="text">
      <style:text-properties fo:color="#333333" style:font-name="DejaVu Sans Mono" fo:font-size="8pt" officeooo:rsid="0016fd21" fo:background-color="#d0d0d0" loext:char-shading-value="0" style:font-size-asian="8pt" style:font-size-complex="8pt"/>
    </style:style>
    <style:style style:name="T90" style:family="text">
      <style:text-properties fo:font-weight="bold" officeooo:rsid="0016fd21" fo:background-color="#007ffe" loext:char-shading-value="0" style:font-weight-asian="bold" style:font-weight-complex="bold"/>
    </style:style>
    <style:style style:name="T91" style:family="text">
      <style:text-properties fo:color="#fe007f" fo:font-weight="bold" officeooo:rsid="0016fd21" fo:background-color="#ffd800" loext:char-shading-value="0" style:font-weight-asian="bold" style:font-weight-complex="bold"/>
    </style:style>
    <style:style style:name="T92" style:family="text">
      <style:text-properties style:font-name="DejaVu Sans Mono" fo:font-size="8pt" officeooo:rsid="002145e8" fo:background-color="transparent" loext:char-shading-value="0" style:font-size-asian="8pt" style:font-size-complex="8pt"/>
    </style:style>
    <style:style style:name="T93" style:family="text">
      <style:text-properties style:font-name="DejaVu Sans Mono" fo:font-size="8pt" officeooo:rsid="003a131b" fo:background-color="transparent" loext:char-shading-value="0" style:font-size-asian="8pt" style:font-size-complex="8pt"/>
    </style:style>
    <style:style style:name="T94" style:family="text">
      <style:text-properties style:font-name="DejaVu Sans Mono" fo:font-size="8pt" officeooo:rsid="005a5826" fo:background-color="transparent" loext:char-shading-value="0" style:font-size-asian="8pt" style:font-size-complex="8pt"/>
    </style:style>
    <style:style style:name="T95" style:family="text">
      <style:text-properties style:font-name="DejaVu Sans Mono" fo:font-size="8pt" officeooo:rsid="00646f01" fo:background-color="transparent" loext:char-shading-value="0" style:font-size-asian="8pt" style:font-size-complex="8pt"/>
    </style:style>
    <style:style style:name="T96" style:family="text">
      <style:text-properties style:font-name="DejaVu Sans Mono" fo:font-size="8pt" officeooo:rsid="00751b19" fo:background-color="transparent" loext:char-shading-value="0" style:font-size-asian="8pt" style:font-size-complex="8pt"/>
    </style:style>
    <style:style style:name="T97" style:family="text">
      <style:text-properties style:font-name="DejaVu Sans Mono" fo:font-size="8pt" officeooo:rsid="007b423d" fo:background-color="transparent" loext:char-shading-value="0" style:font-size-asian="8pt" style:font-size-complex="8pt"/>
    </style:style>
    <style:style style:name="T98" style:family="text">
      <style:text-properties style:font-name="DejaVu Sans Mono" fo:font-size="8pt" officeooo:rsid="00797fdd" fo:background-color="transparent" loext:char-shading-value="0" style:font-size-asian="8pt" style:font-size-complex="8pt"/>
    </style:style>
    <style:style style:name="T99" style:family="text">
      <style:text-properties style:font-name="DejaVu Sans Mono" fo:font-size="8pt" officeooo:rsid="009db1c5" fo:background-color="transparent" loext:char-shading-value="0" style:font-size-asian="8pt" style:font-size-complex="8pt"/>
    </style:style>
    <style:style style:name="T100" style:family="text">
      <style:text-properties style:font-name="DejaVu Sans Mono" fo:font-size="8pt" officeooo:rsid="009e0718" fo:background-color="transparent" loext:char-shading-value="0" style:font-size-asian="8pt" style:font-size-complex="8pt"/>
    </style:style>
    <style:style style:name="T101" style:family="text">
      <style:text-properties style:font-name="DejaVu Sans Mono" fo:font-size="8pt" officeooo:rsid="0051899d" fo:background-color="transparent" loext:char-shading-value="0" style:font-size-asian="8pt" style:font-size-complex="8pt"/>
    </style:style>
    <style:style style:name="T102" style:family="text">
      <style:text-properties style:font-name="DejaVu Sans Mono" fo:font-size="8pt" officeooo:rsid="006d072a" fo:background-color="transparent" loext:char-shading-value="0" style:font-size-asian="8pt" style:font-size-complex="8pt"/>
    </style:style>
    <style:style style:name="T103" style:family="text">
      <style:text-properties style:font-name="DejaVu Sans Mono" fo:font-size="8pt" officeooo:rsid="004d1038" fo:background-color="transparent" loext:char-shading-value="0" style:font-size-asian="8pt" style:font-size-complex="8pt"/>
    </style:style>
    <style:style style:name="T104" style:family="text">
      <style:text-properties style:font-name="DejaVu Sans Mono" fo:font-size="8pt" officeooo:rsid="0075d05d" fo:background-color="transparent" loext:char-shading-value="0" style:font-size-asian="8pt" style:font-size-complex="8pt"/>
    </style:style>
    <style:style style:name="T105" style:family="text">
      <style:text-properties style:font-name="DejaVu Sans Mono" fo:font-size="8pt" officeooo:rsid="004eef03" fo:background-color="transparent" loext:char-shading-value="0" style:font-size-asian="8pt" style:font-size-complex="8pt"/>
    </style:style>
    <style:style style:name="T106" style:family="text">
      <style:text-properties style:font-name="DejaVu Sans Mono" fo:font-size="8pt" officeooo:rsid="004fd96e" fo:background-color="transparent" loext:char-shading-value="0" style:font-size-asian="8pt" style:font-size-complex="8pt"/>
    </style:style>
    <style:style style:name="T107" style:family="text">
      <style:text-properties style:font-name="DejaVu Sans Mono" fo:font-size="8pt" officeooo:rsid="0053ce36" fo:background-color="transparent" loext:char-shading-value="0" style:font-size-asian="8pt" style:font-size-complex="8pt"/>
    </style:style>
    <style:style style:name="T108" style:family="text">
      <style:text-properties style:font-name="DejaVu Sans Mono" fo:font-size="8pt" officeooo:rsid="0015e918" fo:background-color="transparent" loext:char-shading-value="0" style:font-size-asian="8pt" style:font-size-complex="8pt"/>
    </style:style>
    <style:style style:name="T109" style:family="text">
      <style:text-properties style:font-name="DejaVu Sans Mono" fo:font-size="8pt" officeooo:rsid="0023c08c" fo:background-color="transparent" loext:char-shading-value="0" style:font-size-asian="8pt" style:font-size-complex="8pt"/>
    </style:style>
    <style:style style:name="T110" style:family="text">
      <style:text-properties style:font-name="DejaVu Sans Mono" fo:font-size="8pt" officeooo:rsid="0091c0a2" fo:background-color="transparent" loext:char-shading-value="0" style:font-size-asian="8pt" style:font-size-complex="8pt"/>
    </style:style>
    <style:style style:name="T111" style:family="text">
      <style:text-properties style:font-name="DejaVu Sans Mono" fo:font-size="8pt" officeooo:rsid="0042cfa4" fo:background-color="transparent" loext:char-shading-value="0" style:font-size-asian="8pt" style:font-size-complex="8pt"/>
    </style:style>
    <style:style style:name="T112" style:family="text">
      <style:text-properties style:font-name="DejaVu Sans Mono" fo:font-size="8pt" officeooo:rsid="0057f372" fo:background-color="transparent" loext:char-shading-value="0" style:font-size-asian="8pt" style:font-size-complex="8pt"/>
    </style:style>
    <style:style style:name="T113" style:family="text">
      <style:text-properties style:font-name="DejaVu Sans Mono" fo:font-size="8pt" officeooo:rsid="00944e0f" fo:background-color="transparent" loext:char-shading-value="0" style:font-size-asian="8pt" style:font-size-complex="8pt"/>
    </style:style>
    <style:style style:name="T114" style:family="text">
      <style:text-properties style:font-name="DejaVu Sans Mono" fo:font-size="8pt" officeooo:rsid="00591516" fo:background-color="transparent" loext:char-shading-value="0" style:font-size-asian="8pt" style:font-size-complex="8pt"/>
    </style:style>
    <style:style style:name="T115" style:family="text">
      <style:text-properties style:font-name="DejaVu Sans Mono" fo:font-size="8pt" officeooo:rsid="009c0a2e" fo:background-color="transparent" loext:char-shading-value="0" style:font-size-asian="8pt" style:font-size-complex="8pt"/>
    </style:style>
    <style:style style:name="T116" style:family="text">
      <style:text-properties style:font-name="DejaVu Sans Mono" fo:font-size="8pt" officeooo:rsid="009e55d5" fo:background-color="transparent" loext:char-shading-value="0" style:font-size-asian="8pt" style:font-size-complex="8pt"/>
    </style:style>
    <style:style style:name="T117" style:family="text">
      <style:text-properties style:font-name="DejaVu Sans Mono" fo:font-size="8pt" officeooo:rsid="009ee665" fo:background-color="transparent" loext:char-shading-value="0" style:font-size-asian="8pt" style:font-size-complex="8pt"/>
    </style:style>
    <style:style style:name="T118" style:family="text">
      <style:text-properties style:font-name="DejaVu Sans Mono" fo:font-size="8pt" officeooo:rsid="00578201" fo:background-color="transparent" loext:char-shading-value="0" style:font-size-asian="8pt" style:font-size-complex="8pt"/>
    </style:style>
    <style:style style:name="T119" style:family="text">
      <style:text-properties style:font-name="DejaVu Sans Mono" fo:font-size="8pt" officeooo:rsid="0094a4ea" fo:background-color="transparent" loext:char-shading-value="0" style:font-size-asian="8pt" style:font-size-complex="8pt"/>
    </style:style>
    <style:style style:name="T120" style:family="text">
      <style:text-properties officeooo:rsid="0015e918"/>
    </style:style>
    <style:style style:name="T121" style:family="text">
      <style:text-properties officeooo:rsid="0023c08c"/>
    </style:style>
    <style:style style:name="T122" style:family="text">
      <style:text-properties officeooo:rsid="004d1038"/>
    </style:style>
    <style:style style:name="T123" style:family="text">
      <style:text-properties officeooo:rsid="004eef03"/>
    </style:style>
    <style:style style:name="T124" style:family="text">
      <style:text-properties fo:color="#005800" style:font-name="DejaVu Sans Mono" fo:font-size="8pt" officeooo:rsid="0023c08c" fo:background-color="transparent" loext:char-shading-value="0" style:font-size-asian="8pt" style:font-size-complex="8pt"/>
    </style:style>
    <style:style style:name="T125" style:family="text">
      <style:text-properties fo:color="#005800" style:font-name="DejaVu Sans Mono" fo:font-size="8pt" officeooo:rsid="0051899d" fo:background-color="transparent" loext:char-shading-value="0" style:font-size-asian="8pt" style:font-size-complex="8pt"/>
    </style:style>
    <style:style style:name="T126" style:family="text">
      <style:text-properties fo:color="#005800" style:font-name="DejaVu Sans Mono" fo:font-size="8pt" officeooo:rsid="002145e8" fo:background-color="transparent" loext:char-shading-value="0" style:font-size-asian="8pt" style:font-size-complex="8pt"/>
    </style:style>
    <style:style style:name="T127" style:family="text">
      <style:text-properties fo:color="#005800" style:font-name="DejaVu Sans Mono" fo:font-size="8pt" officeooo:rsid="006d072a" fo:background-color="transparent" loext:char-shading-value="0" style:font-size-asian="8pt" style:font-size-complex="8pt"/>
    </style:style>
    <style:style style:name="T128" style:family="text">
      <style:text-properties fo:color="#005800" style:font-name="DejaVu Sans Mono" fo:font-size="8pt" officeooo:rsid="004d1038" fo:background-color="transparent" loext:char-shading-value="0" style:font-size-asian="8pt" style:font-size-complex="8pt"/>
    </style:style>
    <style:style style:name="T129" style:family="text">
      <style:text-properties fo:color="#005800" style:font-name="DejaVu Sans Mono" fo:font-size="8pt" officeooo:rsid="004eef03" fo:background-color="transparent" loext:char-shading-value="0" style:font-size-asian="8pt" style:font-size-complex="8pt"/>
    </style:style>
    <style:style style:name="T130" style:family="text">
      <style:text-properties fo:color="#005800" style:font-name="DejaVu Sans Mono" fo:font-size="8pt" officeooo:rsid="004fd96e" fo:background-color="transparent" loext:char-shading-value="0" style:font-size-asian="8pt" style:font-size-complex="8pt"/>
    </style:style>
    <style:style style:name="T131" style:family="text">
      <style:text-properties fo:color="#005800" style:font-name="DejaVu Sans Mono" fo:font-size="8pt" officeooo:rsid="0075d05d" fo:background-color="transparent" loext:char-shading-value="0" style:font-size-asian="8pt" style:font-size-complex="8pt"/>
    </style:style>
    <style:style style:name="T132" style:family="text">
      <style:text-properties fo:color="#005800" style:font-name="DejaVu Sans Mono" fo:font-size="8pt" officeooo:rsid="00797fdd" fo:background-color="transparent" loext:char-shading-value="0" style:font-size-asian="8pt" style:font-size-complex="8pt"/>
    </style:style>
    <style:style style:name="T133" style:family="text">
      <style:text-properties fo:color="#005800" style:font-name="DejaVu Sans Mono" fo:font-size="8pt" officeooo:rsid="0015e918" fo:background-color="transparent" loext:char-shading-value="0" style:font-size-asian="8pt" style:font-size-complex="8pt"/>
    </style:style>
    <style:style style:name="T134" style:family="text">
      <style:text-properties fo:color="#005800" style:font-name="DejaVu Sans Mono" fo:font-size="8pt" officeooo:rsid="0053ce36" fo:background-color="transparent" loext:char-shading-value="0" style:font-size-asian="8pt" style:font-size-complex="8pt"/>
    </style:style>
    <style:style style:name="T135" style:family="text">
      <style:text-properties fo:color="#005800" style:font-name="DejaVu Sans Mono" fo:font-size="8pt" officeooo:rsid="0091c0a2" fo:background-color="transparent" loext:char-shading-value="0" style:font-size-asian="8pt" style:font-size-complex="8pt"/>
    </style:style>
    <style:style style:name="T136" style:family="text">
      <style:text-properties fo:color="#005800" style:font-name="DejaVu Sans Mono" fo:font-size="8pt" officeooo:rsid="0042cfa4" fo:background-color="transparent" loext:char-shading-value="0" style:font-size-asian="8pt" style:font-size-complex="8pt"/>
    </style:style>
    <style:style style:name="T137" style:family="text">
      <style:text-properties fo:color="#005800" style:font-name="DejaVu Sans Mono" fo:font-size="8pt" officeooo:rsid="0057f372" fo:background-color="transparent" loext:char-shading-value="0" style:font-size-asian="8pt" style:font-size-complex="8pt"/>
    </style:style>
    <style:style style:name="T138" style:family="text">
      <style:text-properties fo:color="#005800" style:font-name="DejaVu Sans Mono" fo:font-size="8pt" officeooo:rsid="00944e0f" fo:background-color="transparent" loext:char-shading-value="0" style:font-size-asian="8pt" style:font-size-complex="8pt"/>
    </style:style>
    <style:style style:name="T139" style:family="text">
      <style:text-properties fo:color="#005800" style:font-name="DejaVu Sans Mono" fo:font-size="8pt" officeooo:rsid="00591516" fo:background-color="transparent" loext:char-shading-value="0" style:font-size-asian="8pt" style:font-size-complex="8pt"/>
    </style:style>
    <style:style style:name="T140" style:family="text">
      <style:text-properties fo:color="#005800" style:font-name="DejaVu Sans Mono" fo:font-size="8pt" officeooo:rsid="00578201" fo:background-color="transparent" loext:char-shading-value="0" style:font-size-asian="8pt" style:font-size-complex="8pt"/>
    </style:style>
    <style:style style:name="T141" style:family="text">
      <style:text-properties fo:color="#005800" style:font-name="DejaVu Sans Mono" fo:font-size="8pt" officeooo:rsid="0094a4ea" fo:background-color="transparent" loext:char-shading-value="0" style:font-size-asian="8pt" style:font-size-complex="8pt"/>
    </style:style>
    <style:style style:name="T142" style:family="text">
      <style:text-properties fo:color="#005800" style:font-name="DejaVu Sans Mono" fo:font-size="8pt" officeooo:rsid="009c0a2e" fo:background-color="transparent" loext:char-shading-value="0" style:font-size-asian="8pt" style:font-size-complex="8pt"/>
    </style:style>
    <style:style style:name="T143" style:family="text">
      <style:text-properties fo:color="#005800" style:font-name="DejaVu Sans Mono" fo:font-size="8pt" officeooo:rsid="009db1c5" fo:background-color="transparent" loext:char-shading-value="0" style:font-size-asian="8pt" style:font-size-complex="8pt"/>
    </style:style>
    <style:style style:name="T144" style:family="text">
      <style:text-properties fo:color="#005800" style:font-name="DejaVu Sans Mono" fo:font-size="8pt" officeooo:rsid="009e0718" fo:background-color="transparent" loext:char-shading-value="0" style:font-size-asian="8pt" style:font-size-complex="8pt"/>
    </style:style>
    <style:style style:name="T145" style:family="text">
      <style:text-properties fo:color="#005800" style:font-name="DejaVu Sans Mono" fo:font-size="8pt" officeooo:rsid="009e55d5" fo:background-color="transparent" loext:char-shading-value="0" style:font-size-asian="8pt" style:font-size-complex="8pt"/>
    </style:style>
    <style:style style:name="T146" style:family="text">
      <style:text-properties fo:color="#005800" style:font-name="DejaVu Sans Mono" fo:font-size="8pt" officeooo:rsid="009ee665" fo:background-color="transparent" loext:char-shading-value="0" style:font-size-asian="8pt" style:font-size-complex="8pt"/>
    </style:style>
    <style:style style:name="T147" style:family="text">
      <style:text-properties fo:color="#7f7f7f" style:font-name="DejaVu Sans Mono" fo:font-size="8pt" officeooo:rsid="0015e918" fo:background-color="transparent" loext:char-shading-value="0" style:font-size-asian="8pt" style:font-size-complex="8pt"/>
    </style:style>
    <style:style style:name="T148" style:family="text">
      <style:text-properties fo:color="#7f7f7f" style:font-name="DejaVu Sans Mono" fo:font-size="8pt" fo:font-weight="normal" officeooo:rsid="0015e918" fo:background-color="transparent" loext:char-shading-value="0" style:font-size-asian="8pt" style:font-weight-asian="normal" style:font-size-complex="8pt" style:font-weight-complex="normal"/>
    </style:style>
    <style:style style:name="T149" style:family="text">
      <style:text-properties fo:color="#7f7f7f" style:font-name="DejaVu Sans Mono" fo:font-size="8pt" fo:font-weight="normal" officeooo:rsid="0074559d" fo:background-color="transparent" loext:char-shading-value="0" style:font-size-asian="8pt" style:font-weight-asian="normal" style:font-size-complex="8pt" style:font-weight-complex="normal"/>
    </style:style>
    <style:style style:name="T150" style:family="text">
      <style:text-properties fo:color="#7f7f7f" style:font-name="DejaVu Sans Mono" fo:font-size="8pt" fo:font-weight="normal" officeooo:rsid="0040d836" fo:background-color="transparent" loext:char-shading-value="0" style:font-size-asian="8pt" style:font-weight-asian="normal" style:font-size-complex="8pt" style:font-weight-complex="normal"/>
    </style:style>
    <style:style style:name="T151" style:family="text">
      <style:text-properties fo:color="#7f7f7f" style:font-name="DejaVu Sans Mono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52" style:family="text">
      <style:text-properties officeooo:rsid="0066d3e2"/>
    </style:style>
    <style:style style:name="T153" style:family="text">
      <style:text-properties officeooo:rsid="006d072a"/>
    </style:style>
    <style:style style:name="T154" style:family="text">
      <style:text-properties officeooo:rsid="00797fdd"/>
    </style:style>
    <style:style style:name="T155" style:family="text">
      <style:text-properties fo:font-weight="normal" fo:background-color="#4c4c4c" loext:char-shading-value="0" style:font-weight-asian="normal" style:font-weight-complex="normal"/>
    </style:style>
    <style:style style:name="T156" style:family="text">
      <style:text-properties fo:color="#fffffe" fo:background-color="#4c4c4c" loext:char-shading-value="0"/>
    </style:style>
    <style:style style:name="T157" style:family="text">
      <style:text-properties officeooo:rsid="009af1ee"/>
    </style:style>
    <style:style style:name="T158" style:family="text">
      <style:text-properties fo:color="#939393"/>
    </style:style>
    <style:style style:name="T159" style:family="text">
      <style:text-properties fo:color="#939393" fo:background-color="#4c4c4c" loext:char-shading-value="0"/>
    </style:style>
    <style:style style:name="T160" style:family="text">
      <style:text-properties fo:color="#939393" fo:background-color="#4c4c4c" loext:char-shading-value="0"/>
    </style:style>
    <style:style style:name="T161" style:family="text">
      <style:text-properties fo:color="#939393" fo:font-weight="bold" style:font-weight-asian="bold" style:font-weight-complex="bold"/>
    </style:style>
    <style:style style:name="T162" style:family="text">
      <style:text-properties fo:color="#939393" fo:font-weight="bold" fo:background-color="#4c4c4c" loext:char-shading-value="0" style:font-weight-asian="bold" style:font-weight-complex="bold"/>
    </style:style>
    <style:style style:name="T163" style:family="text">
      <style:text-properties officeooo:rsid="009e0718"/>
    </style:style>
    <style:style style:name="T164" style:family="text">
      <style:text-properties officeooo:rsid="009e55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7"><text:s text:c="3"/><text:span text:style-name="T154">localhost</text:span></text:p>
      <text:p text:style-name="P39"><text:span text:style-name="T98"><text:s/>logged</text:span><text:span text:style-name="T92">│ </text:span><text:span text:style-name="T98">home</text:span></text:p>
      <text:p text:style-name="P28"><text:s text:c="3"/>┌┴┐┌┴┐┌┴┐</text:p>
      <text:p text:style-name="P10"/>
      <text:p text:style-name="P15"><text:span text:style-name="T45">X</text:span><text:span text:style-name="T2">█</text:span><text:span text:style-name="T3">▛</text:span><text:span text:style-name="T70">█</text:span><text:span text:style-name="T88">♟</text:span><text:span text:style-name="T68">▛</text:span><text:span text:style-name="T33">█</text:span><text:span text:style-name="T68">⌂</text:span><text:span text:style-name="T24">▛</text:span><text:span text:style-name="T88"> </text:span><text:span text:style-name="T46">~</text:span><text:span text:style-name="T42"> </text:span><text:span text:style-name="T65">▛▞▗ ▝ <text:s text:c="86"/></text:span><text:span text:style-name="T66"><text:s text:c="14"/>▖ </text:span><text:span text:style-name="T65">▘▞▟</text:span><text:span text:style-name="T72"> </text:span><text:span text:style-name="T66"><text:s/></text:span></text:p>
      <text:p text:style-name="P7"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23"><text:span text:style-name="T16">△</text:span><text:span text:style-name="T58">▛ </text:span>◾ </text:p>
      <text:p text:style-name="P24"/>
      <text:p text:style-name="P29">├┘</text:p>
      <text:p text:style-name="P40"><text:span text:style-name="T99">no-</text:span><text:span text:style-name="T100">internet</text:span></text:p>
      <text:p text:style-name="P30"/>
      <text:p text:style-name="P31"><text:s text:c="5"/><text:span text:style-name="T122">admin <text:s text:c="3"/>remote <text:s text:c="44"/>dirstack <text:s text:c="27"/></text:span><text:span text:style-name="T123">detach</text:span><text:span text:style-name="T157">ed</text:span><text:span text:style-name="T123"> suspend</text:span><text:span text:style-name="T157">ed</text:span></text:p>
      <text:p text:style-name="P41"><text:span text:style-name="T101">X</text:span><text:span text:style-name="T92"> <text:s/></text:span><text:span text:style-name="T102">su</text:span><text:span text:style-name="T92"> <text:s/>│ <text:s/>tmux <text:s/>│ <text:s text:c="2"/>RO <text:s text:c="13"/></text:span><text:span text:style-name="T103">VCS root <text:s text:c="15"/></text:span><text:span text:style-name="T104">c</text:span><text:span text:style-name="T103">wd <text:s text:c="5"/></text:span><text:span text:style-name="T92">│ <text:s text:c="12"/></text:span><text:span text:style-name="T103"><text:s text:c="7"/>batt load temp <text:s/></text:span><text:span text:style-name="T92">│ <text:s/></text:span><text:span text:style-name="T105">bg</text:span><text:span text:style-name="T92"> │ <text:s text:c="4"/></text:span><text:span text:style-name="T106">time</text:span></text:p>
      <text:p text:style-name="P32">├┐┌┴┐┌<text:span text:style-name="T121">─</text:span>┴<text:span text:style-name="T121">─</text:span>┐┌┴┐┌<text:span text:style-name="T121">──</text:span>┴<text:span text:style-name="T121">──</text:span>┐┌┴┐ <text:s text:c="9"/>┌<text:span text:style-name="T121">─────</text:span>┴<text:span text:style-name="T121">─────</text:span>┐ <text:s text:c="10"/>┌<text:span text:style-name="T121">───</text:span>┴<text:span text:style-name="T121">────</text:span>┐ ┌┴┐ <text:s text:c="19"/>┌┴<text:span text:style-name="T121">─</text:span>┐┌<text:span text:style-name="T121">─</text:span>┴<text:span text:style-name="T121">─</text:span>┐┌<text:span text:style-name="T121">─</text:span>┴┐ ┌┴┐┌┴┐┌┴┐┌<text:span text:style-name="T121">───</text:span>┴<text:span text:style-name="T121">───</text:span>┐</text:p>
      <text:p text:style-name="P4"><text:s text:c="2"/></text:p>
      <text:p text:style-name="P14"><text:span text:style-name="T45">X</text:span><text:span text:style-name="T2">█▚</text:span><text:span text:style-name="T82">▚</text:span><text:span text:style-name="T83">█</text:span><text:span text:style-name="T10">root</text:span><text:span text:style-name="T84">█</text:span><text:span text:style-name="T82">▚</text:span><text:span text:style-name="T26">▚</text:span><text:span text:style-name="T27">█</text:span><text:span text:style-name="T5">server</text:span><text:span text:style-name="T32">█</text:span><text:span text:style-name="T26">▚</text:span><text:span text:style-name="T71">▚</text:span><text:span text:style-name="T73"> </text:span><text:span text:style-name="T24">~ </text:span><text:span text:style-name="T9">╱ </text:span><text:span text:style-name="T48">code </text:span><text:span text:style-name="T9">╱ </text:span><text:span text:style-name="T50">liquidprompt </text:span><text:span text:style-name="T9">╱ </text:span><text:span text:style-name="T48">theme </text:span><text:span text:style-name="T9">╱ </text:span><text:span text:style-name="T42">dotmatrix </text:span><text:span text:style-name="T68">▛</text:span><text:span text:style-name="T32">█</text:span><text:span text:style-name="T89">⚂</text:span><text:span text:style-name="T30">▛▞▗</text:span><text:span text:style-name="T65"> </text:span><text:span text:style-name="T30">▝</text:span><text:span text:style-name="T65"> <text:s text:c="10"/></text:span><text:span text:style-name="T66">▖</text:span><text:span text:style-name="T65"> ▘▞▟</text:span><text:span text:style-name="T31">24%</text:span><text:span text:style-name="T11">╱</text:span><text:span text:style-name="T31">1.68</text:span><text:span text:style-name="T11">╱</text:span><text:span text:style-name="T31">90°</text:span><text:span text:style-name="T68">▛ </text:span><text:span text:style-name="T69">3d</text:span><text:span text:style-name="T47">╱</text:span><text:span text:style-name="T69">2&amp;</text:span><text:span text:style-name="T47">╱</text:span><text:span text:style-name="T69">1z</text:span><text:span text:style-name="T29">▛ </text:span><text:span text:style-name="T25">15:20:34</text:span></text:p>
      <text:p text:style-name="P18"><text:span text:style-name="T148">━ </text:span><text:span text:style-name="T149">scl</text:span><text:span text:style-name="T150"> </text:span><text:span text:style-name="T148">━ </text:span><text:span text:style-name="T149">v</text:span><text:span text:style-name="T150">env </text:span><text:span text:style-name="T147"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span></text:p>
      <text:p text:style-name="P19"><text:span text:style-name="T23">🖧</text:span><text:span text:style-name="T56">▛</text:span><text:span text:style-name="T61">±</text:span><text:span text:style-name="T15">▛</text:span><text:span text:style-name="T85"> </text:span><text:span text:style-name="T87">+</text:span><text:span text:style-name="T36">➒</text:span><text:span text:style-name="T6">╱</text:span><text:span text:style-name="T86">-</text:span><text:span text:style-name="T36">➎</text:span><text:span text:style-name="T52">▚</text:span><text:span text:style-name="T17">▚</text:span><text:span text:style-name="T18"> </text:span><text:span text:style-name="T55">main</text:span><text:span text:style-name="T7">:</text:span><text:span text:style-name="T64">feat</text:span><text:span text:style-name="T41">╱</text:span><text:span text:style-name="T62">v0.1</text:span><text:span text:style-name="T21"> </text:span><text:span text:style-name="T17">▚</text:span><text:span text:style-name="T52">▚</text:span><text:span text:style-name="T53"> </text:span><text:span text:style-name="T87">+</text:span><text:span text:style-name="T86">➁</text:span><text:span text:style-name="T6">╱</text:span><text:span text:style-name="T40">-</text:span><text:span text:style-name="T86">⑳⁺</text:span><text:span text:style-name="T54">▛</text:span><text:span text:style-name="T22"> </text:span><text:span text:style-name="T61">✞</text:span><text:span text:style-name="T41">╱</text:span><text:span text:style-name="T61">⛶</text:span><text:span text:style-name="T41">╱</text:span><text:span text:style-name="T63">detached</text:span><text:span text:style-name="T19">▛</text:span><text:span text:style-name="T37"> </text:span><text:span text:style-name="T39">20s</text:span><text:span text:style-name="T90"> </text:span><text:span text:style-name="T1">▛</text:span><text:span text:style-name="T80">█</text:span><text:span text:style-name="T91">125</text:span><text:span text:style-name="T79">▛</text:span><text:span text:style-name="T35"> </text:span><text:span text:style-name="T78">▣</text:span><text:span text:style-name="T35"> </text:span></text:p>
      <text:p text:style-name="P1"/>
      <text:p text:style-name="P33">├┘└┬┘└<text:span text:style-name="T121">──</text:span>┬<text:span text:style-name="T121">──</text:span>┘├┘└<text:span text:style-name="T121">─</text:span>┬<text:span text:style-name="T121">──</text:span>┘└<text:span text:style-name="T121">─</text:span>┬┘└<text:span text:style-name="T121">─</text:span>┬<text:span text:style-name="T121">─</text:span>┘ ├┘└<text:span text:style-name="T121">───</text:span>┬<text:span text:style-name="T121">───</text:span>┘└┬┘└┬┘└<text:span text:style-name="T121">───</text:span>┬<text:span text:style-name="T121">───</text:span>┘└┬<text:span text:style-name="T121">─</text:span>┘ <text:s/>└┬<text:span text:style-name="T121">─</text:span>┘ ├┘</text:p>
      <text:p text:style-name="P42"><text:span text:style-name="T92">│ <text:s/></text:span><text:span text:style-name="T107">VCS <text:s/></text:span><text:span text:style-name="T92">│</text:span><text:span text:style-name="T108"> </text:span><text:span text:style-name="T109">push! </text:span><text:span text:style-name="T92">│</text:span><text:span text:style-name="T110">bookmark </text:span><text:span text:style-name="T92">│</text:span><text:span text:style-name="T111">c </text:span><text:span text:style-name="T109">ommit! </text:span><text:span text:style-name="T92">│</text:span><text:span text:style-name="T109"> <text:s/></text:span><text:span text:style-name="T112">stash</text:span><text:span text:style-name="T109"> </text:span><text:span text:style-name="T92">│</text:span><text:span text:style-name="T113">head st.</text:span><text:span text:style-name="T92"> </text:span><text:span text:style-name="T114">Runtime</text:span><text:span text:style-name="T109"> </text:span><text:span text:style-name="T92">│ <text:s text:c="2"/></text:span><text:span text:style-name="T115">sudo</text:span></text:p>
      <text:p text:style-name="P43"><text:span text:style-name="T116">i</text:span><text:span text:style-name="T117">t</text:span><text:span text:style-name="T116">net</text:span><text:span text:style-name="T109"> </text:span><text:span text:style-name="T107">upstream branch <text:s text:c="4"/></text:span><text:span text:style-name="T110">tag</text:span><text:span text:style-name="T107"> <text:s text:c="5"/></text:span><text:span text:style-name="T118">diff <text:s/></text:span><text:span text:style-name="T119">untracked</text:span><text:span text:style-name="T114"> <text:s text:c="11"/>err</text:span><text:span text:style-name="T115">or</text:span></text:p>
      <text:p text:style-name="P34"/>
      <text:p text:style-name="P34"/>
      <text:p text:style-name="P43"><text:span text:style-name="T109"><text:s text:c="2"/></text:span><text:span text:style-name="T102">ssh</text:span></text:p>
      <text:p text:style-name="P44"><text:span text:style-name="T97">txt</text:span><text:span text:style-name="T92">│</text:span><text:span text:style-name="T93"> <text:s text:c="2"/></text:span><text:span text:style-name="T94">guest <text:s text:c="5"/>FQDN <text:s text:c="3"/></text:span><text:span text:style-name="T95">chroot <text:s text:c="7"/></text:span><text:span text:style-name="T96">shorten</text:span></text:p>
      <text:p text:style-name="P35"><text:span text:style-name="T120">├┐</text:span>┌┴┐<text:span text:style-name="T120">┌</text:span>──<text:span text:style-name="T120">┴</text:span>───<text:span text:style-name="T120">┐ ┌</text:span>────<text:span text:style-name="T120">┴</text:span>─────<text:span text:style-name="T120">┐┌</text:span>┴┐ <text:s text:c="11"/><text:span text:style-name="T120">┌</text:span>┴┐</text:p>
      <text:p text:style-name="P5"><text:s/></text:p>
      <text:p text:style-name="P12"><text:span text:style-name="T74">T </text:span><text:span text:style-name="T26">▚</text:span><text:span text:style-name="T151">◾</text:span><text:span text:style-name="T2">▚</text:span><text:span text:style-name="T4">█</text:span><text:span text:style-name="T44">rycieos</text:span><text:span text:style-name="T5">▛</text:span><text:span text:style-name="T27"> </text:span><text:span text:style-name="T67">host.fq.dn </text:span><text:span text:style-name="T26">▚</text:span><text:span text:style-name="T151">◾</text:span><text:span text:style-name="T71">▚</text:span><text:span text:style-name="T70">█</text:span><text:span text:style-name="T88"> </text:span><text:span text:style-name="T24">~ </text:span><text:span text:style-name="T9">╱ </text:span><text:span text:style-name="T48">code </text:span><text:span text:style-name="T9">╱ </text:span><text:span text:style-name="T49">… </text:span><text:span text:style-name="T9">╱ </text:span><text:span text:style-name="T43">files</text:span><text:span text:style-name="T42"> <text:s/></text:span><text:span text:style-name="T65">▛▞▗ ▝ <text:s text:c="56"/></text:span><text:span text:style-name="T66">▖</text:span><text:span text:style-name="T65"> ▘▞▟</text:span><text:span text:style-name="T73"> 🕒</text:span><text:span text:style-name="T75"> </text:span><text:span text:style-name="T76"><text:s text:c="20"/></text:span></text:p>
      <text:p text:style-name="P9">━ <text:span text:style-name="T152">pyenv </text:span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20"><text:span text:style-name="T16">△</text:span><text:span text:style-name="T60">▛</text:span><text:span text:style-name="T80">█</text:span><text:span text:style-name="T91">1</text:span><text:span text:style-name="T81">▛</text:span><text:span text:style-name="T38">◾ </text:span></text:p>
      <text:p text:style-name="P2"/>
      <text:p text:style-name="P11"/>
      <text:p text:style-name="P45"><text:span text:style-name="T109"><text:s text:c="2"/></text:span><text:span text:style-name="T102">telnet <text:s text:c="9"/>chroot + RO</text:span></text:p>
      <text:p text:style-name="P36"><text:s text:c="2"/>┌─┴─┐ <text:s text:c="13"/><text:span text:style-name="T120">┌</text:span>─┴──┐</text:p>
      <text:p text:style-name="P6"><text:s/></text:p>
      <text:p text:style-name="P13"><text:span text:style-name="T74">T </text:span><text:span text:style-name="T26">▚ </text:span><text:span text:style-name="T82">▣ </text:span><text:span text:style-name="T2">▚</text:span><text:span text:style-name="T4">█</text:span><text:span text:style-name="T28">nojhan</text:span><text:span text:style-name="T5">▛</text:span><text:span text:style-name="T27"> </text:span><text:span text:style-name="T67">host </text:span><text:span text:style-name="T26">▚ </text:span><text:span text:style-name="T82">▣ </text:span><text:span text:style-name="T71">▚</text:span><text:span text:style-name="T70">█</text:span><text:span text:style-name="T88"> </text:span><text:span text:style-name="T24">~ </text:span><text:span text:style-name="T9">╱ </text:span><text:span text:style-name="T48">code </text:span><text:span text:style-name="T9">╱ </text:span><text:span text:style-name="T49">… </text:span><text:span text:style-name="T9">╱ </text:span><text:span text:style-name="T43">here</text:span><text:span text:style-name="T42"> <text:s/></text:span><text:span text:style-name="T65">▛▞▗ ▝ <text:s text:c="54"/></text:span><text:span text:style-name="T66">▖</text:span><text:span text:style-name="T65"> ▘▞▟</text:span><text:span text:style-name="T29"> </text:span><text:span text:style-name="T25">15:20:34</text:span><text:span text:style-name="T24"> </text:span><text:span text:style-name="T25"><text:s text:c="20"/></text:span></text:p>
      <text:p text:style-name="P8">━ <text:span text:style-name="T153">devtoolset-8</text:span><text:span text:style-name="T152"> </text:span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22"><text:span text:style-name="T23">🖧</text:span><text:span text:style-name="T51">▚▚</text:span><text:span text:style-name="T155">±</text:span><text:span text:style-name="T77">▛</text:span><text:span text:style-name="T20"> </text:span><text:span text:style-name="T7">main</text:span><text:span text:style-name="T8"> </text:span><text:span text:style-name="T14">▛</text:span>◾ </text:p>
      <text:p text:style-name="P3"/>
      <text:p text:style-name="P37"><text:s/>└┬┘</text:p>
      <text:p text:style-name="P38">proxy</text:p>
      <text:p text:style-name="P21"/>
      <text:p text:style-name="P21"/>
      <text:p text:style-name="P21"/>
      <text:p text:style-name="P21"/>
      <text:p text:style-name="P21"/>
      <text:p text:style-name="P21"/>
      <text:p text:style-name="P16">⚀⚁⚂⚃⚄⚅</text:p>
      <text:p text:style-name="P16">➊➋➌➍➎➏➐➑➒➓⓫⓬⓭⓮⓯⓰⓱⓲⓳⓴</text:p>
      <text:p text:style-name="P17">➀➁➂➃➄➅➆➇➈➉⑪⑫⑬⑭⑮⑯⑰⑱⑲⑳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191919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91919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oj Han</meta:initial-creator>
    <meta:creation-date>2021-02-07T09:32:08.706838806</meta:creation-date>
    <meta:generator>LibreOffice/6.4.6.2$Linux_X86_64 LibreOffice_project/40$Build-2</meta:generator>
    <dc:date>2021-02-09T20:10:05.110244227</dc:date>
    <dc:creator>Noj Han</dc:creator>
    <meta:editing-duration>PT23H5M31S</meta:editing-duration>
    <meta:editing-cycles>129</meta:editing-cycles>
    <meta:document-statistic meta:table-count="0" meta:image-count="0" meta:object-count="0" meta:page-count="1" meta:paragraph-count="36" meta:word-count="210" meta:character-count="1951" meta:non-whitespace-character-count="1274"/>
  </office:meta>
</office:document-meta>
</file>